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deploymentEventImpl.setStatus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ploymentEventImpl.UndeploymentEventImpl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ploymentEventImpl.getDeploymen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ploymentEventImpl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